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154" officeooo:paragraph-rsid="000eb1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--Test Bench--------------------------------------------------------</text:p>
      <text:p text:style-name="P1">`include "ahb_package.sv"</text:p>
      <text:p text:style-name="P1">`include "uvm_macros.svh"</text:p>
      <text:p text:style-name="P1">`include "ahb_slave_interface.sv"</text:p>
      <text:p text:style-name="P1">`include "ahb_master_intf.sv"</text:p>
      <text:p text:style-name="P1">//`include "assertion.sv"</text:p>
      <text:p text:style-name="P1">`timescale 1ns/1ps</text:p>
      <text:p text:style-name="P1"/>
      <text:p text:style-name="P1">module top;</text:p>
      <text:p text:style-name="P1"><text:s text:c="2"/></text:p>
      <text:p text:style-name="P1"><text:s text:c="2"/>import ahb_package::*; </text:p>
      <text:p text:style-name="P1"/>
      <text:p text:style-name="P1"><text:s text:c="2"/>bit HCLK,HRESETn;</text:p>
      <text:p text:style-name="P1"><text:s text:c="2"/></text:p>
      <text:p text:style-name="P1"><text:s text:c="2"/>//AHB Clock frequency is 60MHZ = 16.66ns</text:p>
      <text:p text:style-name="P1"><text:s/>// parameter CLK_PERIOD = 16.66;</text:p>
      <text:p text:style-name="P1"><text:s text:c="2"/></text:p>
      <text:p text:style-name="P1"><text:s text:c="2"/>// Master Interface </text:p>
      <text:p text:style-name="P1"><text:s text:c="2"/>ahb_master_intf mvif(HCLK,HRESETn);</text:p>
      <text:p text:style-name="P1"><text:s text:c="2"/></text:p>
      <text:p text:style-name="P1"><text:s text:c="2"/>// Slave Interface</text:p>
      <text:p text:style-name="P1"><text:s text:c="2"/>ahb_slave_interface svif(HCLK,HRESETn);</text:p>
      <text:p text:style-name="P1"><text:s text:c="2"/></text:p>
      <text:p text:style-name="P1"><text:s text:c="2"/>// Binding interface to assertion module</text:p>
      <text:p text:style-name="P1">// <text:s/>bind top assertion assertion_intf(.mvif(mvif),.HRESETn(HRESETn));</text:p>
      <text:p text:style-name="P1"><text:s text:c="2"/></text:p>
      <text:p text:style-name="P1"><text:s text:c="2"/>// mapping master interface and slave interface</text:p>
      <text:p text:style-name="P1"><text:s text:c="2"/>assign svif.HADDR <text:s/>= mvif.HADDR;</text:p>
      <text:p text:style-name="P1"><text:s text:c="2"/>assign svif.HWDATA = mvif.HWDATA;</text:p>
      <text:p text:style-name="P1"><text:s text:c="2"/>assign svif.HWRITE = mvif.HWRITE;</text:p>
      <text:p text:style-name="P1"><text:s text:c="2"/>assign svif.HSIZE <text:s/>= mvif.HSIZE;</text:p>
      <text:p text:style-name="P1"><text:s text:c="2"/>assign svif.HBURST = mvif.HBURST;</text:p>
      <text:p text:style-name="P1"><text:s text:c="2"/>assign svif.HPROT <text:s/>= mvif.HPROT;</text:p>
      <text:p text:style-name="P1"><text:s text:c="2"/>assign svif.HTRANS = mvif.HTRANS;</text:p>
      <text:p text:style-name="P1"><text:s text:c="2"/>assign mvif.HREADY = svif.HREADY;</text:p>
      <text:p text:style-name="P1"><text:s text:c="2"/>assign mvif.HRDATA = svif.HRDATA;</text:p>
      <text:p text:style-name="P1"><text:s text:c="2"/>assign mvif.HRESP <text:s/>= svif.HRESP;</text:p>
      <text:p text:style-name="P1"><text:s text:c="2"/></text:p>
      <text:p text:style-name="P1"><text:s text:c="2"/>initial begin</text:p>
      <text:p text:style-name="P1"><text:s text:c="4"/>// setting the master interface</text:p>
      <text:p text:style-name="P1"><text:s text:c="4"/>uvm_config_db#(virtual ahb_master_intf)::set(null ,"*","mvif",mvif); <text:s/></text:p>
      <text:p text:style-name="P1"><text:s text:c="4"/>// getting the slave interface</text:p>
      <text:p text:style-name="P1"><text:s text:c="4"/>uvm_config_db#(virtual ahb_slave_interface)::set(null ,"*","svif",svif);</text:p>
      <text:p text:style-name="P1"><text:s text:c="4"/></text:p>
      <text:p text:style-name="P1"><text:s text:c="4"/>`uvm_info("TOP","----Run test begin----",UVM_MEDIUM);</text:p>
      <text:p text:style-name="P1"><text:s text:c="4"/>run_test("ahb_base_test");</text:p>
      <text:p text:style-name="P1"><text:s text:c="4"/>`uvm_info("TOP","----Run test end----",UVM_MEDIUM);</text:p>
      <text:p text:style-name="P1"><text:s text:c="2"/>end</text:p>
      <text:p text:style-name="P1"><text:s text:c="2"/></text:p>
      <text:p text:style-name="P1"><text:s text:c="2"/>// Clock Generation</text:p>
      <text:p text:style-name="P1"><text:s text:c="2"/>initial begin</text:p>
      <text:p text:style-name="P1"><text:soft-page-break/><text:s text:c="4"/>HCLK = 1'b0;</text:p>
      <text:p text:style-name="P1"><text:s text:c="4"/>forever #(CLK_PERIOD/2) HCLK = ~HCLK;</text:p>
      <text:p text:style-name="P1"><text:s text:c="2"/>end</text:p>
      <text:p text:style-name="P1"><text:s text:c="2"/></text:p>
      <text:p text:style-name="P1"><text:s text:c="2"/>// Reset Generation <text:s/></text:p>
      <text:p text:style-name="P1"><text:s text:c="2"/>initial begin</text:p>
      <text:p text:style-name="P1"><text:s text:c="4"/>HRESETn=1'b0;</text:p>
      <text:p text:style-name="P1"><text:s text:c="4"/>#5 HRESETn = 1'b1;</text:p>
      <text:p text:style-name="P1"><text:s text:c="2"/>end</text:p>
      <text:p text:style-name="P1"><text:s text:c="2"/></text:p>
      <text:p text:style-name="P1"><text:s text:c="2"/>// Dump File Generation </text:p>
      <text:p text:style-name="P1"><text:s text:c="2"/>initial begin</text:p>
      <text:p text:style-name="P1"><text:s text:c="4"/>$dumpfile("dump.vcd");</text:p>
      <text:p text:style-name="P1"><text:s text:c="4"/>$dumpvars(0,top);</text:p>
      <text:p text:style-name="P1"><text:s text:c="2"/>end </text:p>
      <text:p text:style-name="P1"><text:s text:c="4"/></text:p>
      <text:p text:style-name="P1">endmodule : 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26:42.211680621</meta:creation-date>
    <dc:date>2019-07-11T19:58:22.260059298</dc:date>
    <meta:editing-duration>PT5H31M41S</meta:editing-duration>
    <meta:editing-cycles>1</meta:editing-cycles>
    <meta:document-statistic meta:table-count="0" meta:image-count="0" meta:object-count="0" meta:page-count="2" meta:paragraph-count="66" meta:word-count="168" meta:character-count="1724" meta:non-whitespace-character-count="1461"/>
    <meta:generator>LibreOffice/5.1.6.2$Linux_X86_64 LibreOffice_project/10m0$Build-2</meta:generator>
  </office:meta>
</office:document-meta>
</file>